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Liberation Serif" svg:font-family="'Liberation Serif'" style:font-family-generic="roman" style:font-pitch="variable"/>
    <style:font-face style:name="Lohit Devanagari" svg:font-family="'Lohit Devanagari'" style:font-family-generic="roman" style:font-pitch="variable"/>
    <style:font-face style:name="Noto Sans Regular" svg:font-family="'Noto Sans Regular'" style:font-family-generic="roman" style:font-pitch="variable"/>
    <style:font-face style:name="Source Sans Pro" svg:font-family="'Source Sans Pro'" style:font-family-generic="roman" style:font-pitch="variable"/>
    <style:font-face style:name="Source Sans Pro Black" svg:font-family="'Source Sans Pro Black'" style:font-family-generic="roman" style:font-pitch="variable"/>
    <style:font-face style:name="Source Sans Pro Light" svg:font-family="'Source Sans Pro Light'"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ad1f9" officeooo:paragraph-rsid="002ad1f9"/>
    </style:style>
    <style:style style:name="P2" style:family="paragraph" style:parent-style-name="Standard">
      <style:text-properties officeooo:rsid="002b7464" officeooo:paragraph-rsid="002b7464"/>
    </style:style>
    <style:style style:name="P3" style:family="paragraph" style:parent-style-name="Standard">
      <style:text-properties officeooo:rsid="002b7464" officeooo:paragraph-rsid="002b765f"/>
    </style:style>
    <style:style style:name="T1" style:family="text">
      <style:text-properties officeooo:rsid="002b765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arching and finding part 4</text:p>
      <text:p text:style-name="P1"/>
      <text:p text:style-name="P1">Welcome to part 4 of searching and finding, In this video we will cover searching in a special case, when we are searching a sorted range of data. </text:p>
      <text:p text:style-name="P1"/>
      <text:p text:style-name="P1">If you know a range of elements is sorted, maybe because you sorted it before you want to search it, then there are some other functions that we can use to search the data in a more efficient way. We can use the binary search functions defined in the STL to help us. If you are not familiar with binary search, it is an efficient algorithm specifically tailored for searching through sorted collections of data by repeatedly cutting the searching range in half. </text:p>
      <text:p text:style-name="P1"/>
      <text:p text:style-name="P1">Here we have the signatures for the binary_search functions. The first takes the search range and a value. The second takes a search range and a Compare callable, which is just a binary predicate. </text:p>
      <text:p text:style-name="P1"/>
      <text:p text:style-name="P1">Std::binary_search expects to search a sorted range of elements, and will return true if the value being searched for exists. By default it will use the operator less then to compare elements, but you can provide your own predicate that has shown signature. It is expected to return true if the first argument is ordered before the second. </text:p>
      <text:p text:style-name="P1"/>
      <text:p text:style-name="P1">The next binary search function is std::equal_range. Notice that this returns a std::pair of iterators. </text:p>
      <text:p text:style-name="P1"/>
      <text:p text:style-name="P2">Those iterators returned will <text:s/>encapsulate the range of elements that match the value your looking for. </text:p>
      <text:p text:style-name="P2">This can be used as a “match all” kind of search that will return you the whole group of matches as long as they are sequential. If the elements are not sorted, then the behavior of this cannot be guaranteed. The returned range is defined by two iterators, one pointing to the first element that is not less than value and another pointing to the first element greater than value.</text:p>
      <text:p text:style-name="P2"/>
      <text:p text:style-name="P2">Finally, we have upper_bounds and lower_bounds functions. These are like separated out versions of the equal_range function. </text:p>
      <text:p text:style-name="P2"/>
      <text:p text:style-name="P3">std::lower_bounds returns an iterator pointing to the first element in the range [first, last) that is not less than (i.e. greater or equal to) value, or last if no such element is found. std::upper_bounds returns an iterator pointing to the first element in the range [first, last) that is greater than value, or last if no such element is found. The upper and lower bounds matches the values returned from std::equal_range. <text:span text:style-name="T1">Lets look at some code.</text:span></text:p>
      <text:p text:style-name="P3"/>
      <text:p text:style-name="P3"><text:span text:style-name="T1">&lt;binary_search.cpp&gt;</text:span></text:p>
      <text:p text:style-name="P3"/>
      <text:p text:style-name="P3"><text:span text:style-name="T1">In the next video we will learn about counting. Thank you for watching!</text:span>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Liberation Serif" svg:font-family="'Liberation Serif'" style:font-family-generic="roman" style:font-pitch="variable"/>
    <style:font-face style:name="Lohit Devanagari" svg:font-family="'Lohit Devanagari'" style:font-family-generic="roman" style:font-pitch="variable"/>
    <style:font-face style:name="Noto Sans Regular" svg:font-family="'Noto Sans Regular'" style:font-family-generic="roman" style:font-pitch="variable"/>
    <style:font-face style:name="Source Sans Pro" svg:font-family="'Source Sans Pro'" style:font-family-generic="roman" style:font-pitch="variable"/>
    <style:font-face style:name="Source Sans Pro Black" svg:font-family="'Source Sans Pro Black'" style:font-family-generic="roman" style:font-pitch="variable"/>
    <style:font-face style:name="Source Sans Pro Light" svg:font-family="'Source Sans Pro Light'"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name-asian="DejaVu Sans1"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Noto Sans Regular" fo:font-family="'Noto Sans Regular'"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Source Sans Pro" fo:font-family="'Source Sans Pro'"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bold" style:letter-kerning="true" style:font-size-asian="22pt" style:font-style-asian="normal" style:font-weight-asian="bold"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Source Sans Pro" fo:font-family="'Source Sans Pro'"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Source Sans Pro" fo:font-family="'Source Sans Pro'"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Vivid_7e_LT_7e_Gliederung_20_1" style:display-name="Vivid~LT~Gliederung 1" style:family="paragraph" style:default-outline-level="">
      <style:paragraph-properties fo:margin-top="0in" fo:margin-bottom="0.1717in" loext:contextual-spacing="false" fo:text-align="start" style:justify-single-word="false" fo:orphans="2" fo:widows="2" style:writing-mode="lr-tb"/>
      <style:text-properties fo:color="#dbf5f9" style:text-outline="false" style:text-line-through-style="none" style:text-line-through-type="none" style:font-name="Source Sans Pro" fo:font-family="'Source Sans Pro'" style:font-family-generic="roman" style:font-pitch="variable" fo:font-size="28pt"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Vivid_7e_LT_7e_Gliederung_20_2" style:display-name="Vivid~LT~Gliederung 2" style:family="paragraph" style:parent-style-name="Vivid_7e_LT_7e_Gliederung_20_1" style:default-outline-level="">
      <style:paragraph-properties fo:margin-top="0in" fo:margin-bottom="0.1563in" loext:contextual-spacing="false"/>
      <style:text-properties fo:color="#dbf5f9"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Vivid_7e_LT_7e_Gliederung_20_3" style:display-name="Vivid~LT~Gliederung 3" style:family="paragraph" style:parent-style-name="Vivid_7e_LT_7e_Gliederung_20_2" style:default-outline-level="">
      <style:paragraph-properties fo:margin-top="0in" fo:margin-bottom="0.1181in" loext:contextual-spacing="false"/>
      <style:text-properties fo:color="#dbf5f9"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_7e_LT_7e_Gliederung_20_4" style:display-name="Vivid~LT~Gliederung 4" style:family="paragraph" style:parent-style-name="Vivid_7e_LT_7e_Gliederung_20_3" style:default-outline-level="">
      <style:paragraph-properties fo:margin-top="0in" fo:margin-bottom="0.0783in" loext:contextual-spacing="false"/>
      <style:text-properties fo:color="#dbf5f9"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vid_7e_LT_7e_Gliederung_20_5" style:display-name="Vivid~LT~Gliederung 5" style:family="paragraph" style:parent-style-name="Vivid_7e_LT_7e_Gliederung_20_4" style:default-outline-level="">
      <style:paragraph-properties fo:margin-top="0in" fo:margin-bottom="0.0398in" loext:contextual-spacing="false"/>
      <style:text-properties fo:color="#dbf5f9"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vid_7e_LT_7e_Gliederung_20_6" style:display-name="Vivid~LT~Gliederung 6" style:family="paragraph" style:parent-style-name="Vivid_7e_LT_7e_Gliederung_20_5" style:default-outline-level="">
      <style:paragraph-properties fo:margin-top="0in" fo:margin-bottom="0.0398in" loext:contextual-spacing="false"/>
      <style:text-properties fo:color="#dbf5f9"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vid_7e_LT_7e_Gliederung_20_7" style:display-name="Vivid~LT~Gliederung 7" style:family="paragraph" style:parent-style-name="Vivid_7e_LT_7e_Gliederung_20_6" style:default-outline-level="">
      <style:paragraph-properties fo:margin-top="0in" fo:margin-bottom="0.0398in" loext:contextual-spacing="false"/>
      <style:text-properties fo:color="#dbf5f9"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vid_7e_LT_7e_Gliederung_20_8" style:display-name="Vivid~LT~Gliederung 8" style:family="paragraph" style:parent-style-name="Vivid_7e_LT_7e_Gliederung_20_7" style:default-outline-level="">
      <style:paragraph-properties fo:margin-top="0in" fo:margin-bottom="0.0398in" loext:contextual-spacing="false"/>
      <style:text-properties fo:color="#dbf5f9"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vid_7e_LT_7e_Gliederung_20_9" style:display-name="Vivid~LT~Gliederung 9" style:family="paragraph" style:parent-style-name="Vivid_7e_LT_7e_Gliederung_20_8" style:default-outline-level="">
      <style:paragraph-properties fo:margin-top="0in" fo:margin-bottom="0.0398in" loext:contextual-spacing="false"/>
      <style:text-properties fo:color="#dbf5f9"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vid_7e_LT_7e_Titel" style:display-name="Vivid~LT~Titel" style:family="paragraph" style:default-outline-level="">
      <style:paragraph-properties fo:margin-top="0in" fo:margin-bottom="0in" loext:contextual-spacing="false" style:line-height-at-least="0.139in" fo:text-align="start" style:justify-single-word="false" fo:orphans="2" fo:widows="2" style:writing-mode="lr-tb"/>
      <style:text-properties fo:color="#04617b" style:text-outline="false" style:text-line-through-style="none" style:text-line-through-type="none" style:font-name="Source Sans Pro Light" fo:font-family="'Source Sans Pro Light'" style:font-family-generic="roman" style:font-pitch="variable" fo:font-size="80pt" fo:letter-spacing="normal" fo:font-style="normal" fo:text-shadow="none" style:text-underline-style="none" fo:font-weight="normal" style:letter-kerning="true" style:font-name-asian="DejaVu Sans1" style:font-family-asian="'DejaVu Sans'" style:font-family-generic-asian="system" style:font-pitch-asian="variable" style:font-size-asian="80pt" style:font-style-asian="normal" style:font-weight-asian="normal" style:font-name-complex="Liberation Sans1" style:font-family-complex="'Liberation Sans'" style:font-family-generic-complex="system" style:font-pitch-complex="variable" style:font-size-complex="12pt" style:text-emphasize="none"/>
    </style:style>
    <style:style style:name="Vivid_7e_LT_7e_Untertitel" style:display-name="Vivid~LT~Untertitel" style:family="paragraph" style:default-outline-level="">
      <style:paragraph-properties fo:margin-top="0in" fo:margin-bottom="0in" loext:contextual-spacing="false" style:line-height-at-least="0.139in" fo:text-align="start" style:justify-single-word="false" fo:orphans="2" fo:widows="2" style:writing-mode="lr-tb"/>
      <style:text-properties fo:color="#dbf5f9" style:text-outline="false" style:text-line-through-style="none" style:text-line-through-type="none" style:font-name="Source Sans Pro" fo:font-family="'Source Sans Pro'" style:font-family-generic="roman" style:font-pitch="variable" fo:font-size="36pt" fo:letter-spacing="normal" fo:font-style="normal" fo:text-shadow="none" style:text-underline-style="none" fo:font-weight="bold" style:letter-kerning="true" style:font-name-asian="DejaVu Sans1" style:font-family-asian="'DejaVu Sans'" style:font-family-generic-asian="system" style:font-pitch-asian="variable" style:font-size-asian="36pt" style:font-style-asian="normal" style:font-weight-asian="bold" style:font-name-complex="Liberation Sans1" style:font-family-complex="'Liberation Sans'" style:font-family-generic-complex="system" style:font-pitch-complex="variable" style:font-size-complex="12pt" style:text-emphasize="none"/>
    </style:style>
    <style:style style:name="Vivid_7e_LT_7e_Notizen" style:display-name="Vivid~LT~Notizen" style:family="paragraph" style:default-outline-level="">
      <style:paragraph-properties fo:margin-top="0in" fo:margin-bottom="0.0783in" loext:contextual-spacing="false" fo:line-height="110%" fo:text-align="start" style:justify-single-word="false" fo:orphans="2" fo:widows="2" style:writing-mode="lr-tb"/>
      <style:text-properties fo:color="#000000"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Vivid_7e_LT_7e_Hintergrundobjekte" style:display-name="Vivid~LT~Hintergrundobjekte" style:family="paragraph" style:default-outline-level="">
      <style:paragraph-properties fo:text-align="start" style:justify-single-word="false" fo:orphans="2" fo:widows="2" style:writing-mode="lr-tb"/>
      <style:text-properties fo:color="#dbf5f9" style:font-name="Source Sans Pro" fo:font-family="'Source Sans Pro'" style:font-family-generic="roman" style:font-pitch="variable" fo:font-size="24pt" style:letter-kerning="true" style:font-name-asian="DejaVu Sans1" style:font-family-asian="'DejaVu Sans'" style:font-family-generic-asian="system" style:font-pitch-asian="variable" style:font-size-asian="24pt" style:font-name-complex="Liberation Sans1" style:font-family-complex="'Liberation Sans'" style:font-family-generic-complex="system" style:font-pitch-complex="variable" style:font-size-complex="12pt"/>
    </style:style>
    <style:style style:name="Vivid_7e_LT_7e_Hintergrund" style:display-name="Vivi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fo:color="#484848" style:font-name="Source Sans Pro" fo:font-family="'Source Sans Pro'" style:font-family-generic="roman" style:font-pitch="variable" fo:font-size="24pt" style:letter-kerning="true" style:font-name-asian="DejaVu Sans1" style:font-family-asian="'DejaVu Sans'" style:font-family-generic-asian="system" style:font-pitch-asian="variable" style:font-size-asian="24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top="0in" fo:margin-bottom="0.0783in" loext:contextual-spacing="false" fo:line-height="110%" fo:text-align="start" style:justify-single-word="false" fo:orphans="2" fo:widows="2" style:writing-mode="lr-tb"/>
      <style:text-properties fo:color="#000000"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57in" loext:contextual-spacing="false" fo:text-align="start" style:justify-single-word="false" fo:orphans="2" fo:widows="2" style:writing-mode="lr-tb"/>
      <style:text-properties fo:color="#000000" style:text-outline="false" style:text-line-through-style="none" style:text-line-through-type="none" style:font-name="Source Sans Pro" fo:font-family="'Source Sans Pro'"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63in" loext:contextual-spacing="false"/>
      <style:text-properties fo:color="#000000" style:text-outline="false" style:text-line-through-style="none" style:text-line-through-type="none" style:font-name="Source Sans Pro" fo:font-family="'Source Sans Pro'"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fo:color="#00000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fo:color="#00000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fo:color="#00000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fo:color="#00000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fo:color="#00000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loext:contextual-spacing="false"/>
      <style:text-properties fo:color="#000000"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loext:contextual-spacing="false"/>
      <style:text-properties fo:color="#000000"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Vivid1_7e_LT_7e_Gliederung_20_1" style:display-name="Vivid1~LT~Gliederung 1" style:family="paragraph" style:default-outline-level="">
      <style:paragraph-properties fo:margin-top="0in" fo:margin-bottom="0.1957in" loext:contextual-spacing="false" fo:text-align="start" style:justify-single-word="false" fo:orphans="2" fo:widows="2" style:writing-mode="lr-tb"/>
      <style:text-properties fo:color="#000000" style:text-outline="false" style:text-line-through-style="none" style:text-line-through-type="none" style:font-name="Source Sans Pro" fo:font-family="'Source Sans Pro'"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Vivid1_7e_LT_7e_Gliederung_20_2" style:display-name="Vivid1~LT~Gliederung 2" style:family="paragraph" style:parent-style-name="Vivid1_7e_LT_7e_Gliederung_20_1" style:default-outline-level="">
      <style:paragraph-properties fo:margin-top="0in" fo:margin-bottom="0.1563in" loext:contextual-spacing="false"/>
      <style:text-properties fo:color="#000000" style:text-outline="false" style:text-line-through-style="none" style:text-line-through-type="none" style:font-name="Source Sans Pro" fo:font-family="'Source Sans Pro'"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Vivid1_7e_LT_7e_Gliederung_20_3" style:display-name="Vivid1~LT~Gliederung 3" style:family="paragraph" style:parent-style-name="Vivid1_7e_LT_7e_Gliederung_20_2" style:default-outline-level="">
      <style:paragraph-properties fo:margin-top="0in" fo:margin-bottom="0.1181in" loext:contextual-spacing="false"/>
      <style:text-properties fo:color="#00000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1_7e_LT_7e_Gliederung_20_4" style:display-name="Vivid1~LT~Gliederung 4" style:family="paragraph" style:parent-style-name="Vivid1_7e_LT_7e_Gliederung_20_3" style:default-outline-level="">
      <style:paragraph-properties fo:margin-top="0in" fo:margin-bottom="0.0783in" loext:contextual-spacing="false"/>
      <style:text-properties fo:color="#00000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1_7e_LT_7e_Gliederung_20_5" style:display-name="Vivid1~LT~Gliederung 5" style:family="paragraph" style:parent-style-name="Vivid1_7e_LT_7e_Gliederung_20_4" style:default-outline-level="">
      <style:paragraph-properties fo:margin-top="0in" fo:margin-bottom="0.0398in" loext:contextual-spacing="false"/>
      <style:text-properties fo:color="#00000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1_7e_LT_7e_Gliederung_20_6" style:display-name="Vivid1~LT~Gliederung 6" style:family="paragraph" style:parent-style-name="Vivid1_7e_LT_7e_Gliederung_20_5" style:default-outline-level="">
      <style:paragraph-properties fo:margin-top="0in" fo:margin-bottom="0.0398in" loext:contextual-spacing="false"/>
      <style:text-properties fo:color="#00000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1_7e_LT_7e_Gliederung_20_7" style:display-name="Vivid1~LT~Gliederung 7" style:family="paragraph" style:parent-style-name="Vivid1_7e_LT_7e_Gliederung_20_6" style:default-outline-level="">
      <style:paragraph-properties fo:margin-top="0in" fo:margin-bottom="0.0398in" loext:contextual-spacing="false"/>
      <style:text-properties fo:color="#00000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1_7e_LT_7e_Gliederung_20_8" style:display-name="Vivid1~LT~Gliederung 8" style:family="paragraph" style:parent-style-name="Vivid1_7e_LT_7e_Gliederung_20_7" style:default-outline-level="">
      <style:paragraph-properties fo:margin-top="0in" fo:margin-bottom="0.0398in" loext:contextual-spacing="false"/>
      <style:text-properties fo:color="#000000"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Vivid1_7e_LT_7e_Gliederung_20_9" style:display-name="Vivid1~LT~Gliederung 9" style:family="paragraph" style:parent-style-name="Vivid1_7e_LT_7e_Gliederung_20_8" style:default-outline-level="">
      <style:paragraph-properties fo:margin-top="0in" fo:margin-bottom="0.0398in" loext:contextual-spacing="false"/>
      <style:text-properties fo:color="#000000"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Vivid1_7e_LT_7e_Titel" style:display-name="Vivid1~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Source Sans Pro Light" fo:font-family="'Source Sans Pro Light'" style:font-family-generic="roman" style:font-pitch="variable" fo:font-size="60pt" fo:font-style="normal" fo:text-shadow="none" style:text-underline-style="none" fo:font-weight="normal" style:letter-kerning="true" style:font-name-asian="DejaVu Sans1" style:font-family-asian="'DejaVu Sans'" style:font-family-generic-asian="system" style:font-pitch-asian="variable" style:font-size-asian="60pt" style:font-style-asian="normal" style:font-weight-asian="normal" style:font-name-complex="Liberation Sans1" style:font-family-complex="'Liberation Sans'" style:font-family-generic-complex="system" style:font-pitch-complex="variable" style:font-size-complex="12pt" style:text-emphasize="none"/>
    </style:style>
    <style:style style:name="Vivid1_7e_LT_7e_Untertitel" style:display-name="Vivid1~LT~Untertitel" style:family="paragraph" style:default-outline-level="">
      <style:paragraph-properties fo:text-align="center" style:justify-single-word="false" fo:orphans="2" fo:widows="2" style:writing-mode="lr-tb"/>
      <style:text-properties fo:color="#04617b" style:text-outline="false" style:text-line-through-style="none" style:text-line-through-type="none" style:font-name="Source Sans Pro" fo:font-family="'Source Sans Pro'" style:font-family-generic="roman" style:font-pitch="variable" fo:font-size="32pt" fo:font-style="normal" fo:text-shadow="none" style:text-underline-style="none" fo:font-weight="bold" style:letter-kerning="true" style:font-name-asian="DejaVu Sans1"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Vivid1_7e_LT_7e_Notizen" style:display-name="Vivid1~LT~Notizen" style:family="paragraph" style:default-outline-level="">
      <style:paragraph-properties fo:margin-top="0in" fo:margin-bottom="0.0783in" loext:contextual-spacing="false" fo:line-height="110%" fo:text-align="start" style:justify-single-word="false" fo:orphans="2" fo:widows="2" style:writing-mode="lr-tb"/>
      <style:text-properties fo:color="#000000"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Vivid1_7e_LT_7e_Hintergrundobjekte" style:display-name="Vivid1~LT~Hintergrundobjekte" style:family="paragraph" style:default-outline-level="">
      <style:paragraph-properties fo:text-align="start" style:justify-single-word="false" fo:orphans="2" fo:widows="2" style:writing-mode="lr-tb"/>
      <style:text-properties fo:color="#484848" style:font-name="Source Sans Pro" fo:font-family="'Source Sans Pro'" style:font-family-generic="roman" style:font-pitch="variable" fo:font-size="24pt" style:letter-kerning="true" style:font-name-asian="DejaVu Sans1" style:font-family-asian="'DejaVu Sans'" style:font-family-generic-asian="system" style:font-pitch-asian="variable" style:font-size-asian="24pt" style:font-name-complex="Liberation Sans1" style:font-family-complex="'Liberation Sans'" style:font-family-generic-complex="system" style:font-pitch-complex="variable" style:font-size-complex="12pt"/>
    </style:style>
    <style:style style:name="Vivid1_7e_LT_7e_Hintergrund" style:display-name="Vivid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Vivid2_7e_LT_7e_Gliederung_20_1" style:display-name="Vivid2~LT~Gliederung 1" style:family="paragraph" style:default-outline-level="">
      <style:paragraph-properties fo:margin-top="0in" fo:margin-bottom="0.1957in" loext:contextual-spacing="false" fo:text-align="start" style:justify-single-word="false" fo:orphans="2" fo:widows="2" style:writing-mode="lr-tb"/>
      <style:text-properties fo:color="#000000" style:text-outline="false" style:text-line-through-style="none" style:text-line-through-type="none" style:font-name="Source Sans Pro" fo:font-family="'Source Sans Pro'"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Vivid2_7e_LT_7e_Gliederung_20_2" style:display-name="Vivid2~LT~Gliederung 2" style:family="paragraph" style:parent-style-name="Vivid2_7e_LT_7e_Gliederung_20_1" style:default-outline-level="">
      <style:paragraph-properties fo:margin-top="0in" fo:margin-bottom="0.1563in" loext:contextual-spacing="false"/>
      <style:text-properties fo:color="#000000" style:text-outline="false" style:text-line-through-style="none" style:text-line-through-type="none" style:font-name="Source Sans Pro" fo:font-family="'Source Sans Pro'"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Vivid2_7e_LT_7e_Gliederung_20_3" style:display-name="Vivid2~LT~Gliederung 3" style:family="paragraph" style:parent-style-name="Vivid2_7e_LT_7e_Gliederung_20_2" style:default-outline-level="">
      <style:paragraph-properties fo:margin-top="0in" fo:margin-bottom="0.1181in" loext:contextual-spacing="false"/>
      <style:text-properties fo:color="#00000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2_7e_LT_7e_Gliederung_20_4" style:display-name="Vivid2~LT~Gliederung 4" style:family="paragraph" style:parent-style-name="Vivid2_7e_LT_7e_Gliederung_20_3" style:default-outline-level="">
      <style:paragraph-properties fo:margin-top="0in" fo:margin-bottom="0.0783in" loext:contextual-spacing="false"/>
      <style:text-properties fo:color="#00000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2_7e_LT_7e_Gliederung_20_5" style:display-name="Vivid2~LT~Gliederung 5" style:family="paragraph" style:parent-style-name="Vivid2_7e_LT_7e_Gliederung_20_4" style:default-outline-level="">
      <style:paragraph-properties fo:margin-top="0in" fo:margin-bottom="0.0398in" loext:contextual-spacing="false"/>
      <style:text-properties fo:color="#00000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2_7e_LT_7e_Gliederung_20_6" style:display-name="Vivid2~LT~Gliederung 6" style:family="paragraph" style:parent-style-name="Vivid2_7e_LT_7e_Gliederung_20_5" style:default-outline-level="">
      <style:paragraph-properties fo:margin-top="0in" fo:margin-bottom="0.0398in" loext:contextual-spacing="false"/>
      <style:text-properties fo:color="#00000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2_7e_LT_7e_Gliederung_20_7" style:display-name="Vivid2~LT~Gliederung 7" style:family="paragraph" style:parent-style-name="Vivid2_7e_LT_7e_Gliederung_20_6" style:default-outline-level="">
      <style:paragraph-properties fo:margin-top="0in" fo:margin-bottom="0.0398in" loext:contextual-spacing="false"/>
      <style:text-properties fo:color="#00000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2_7e_LT_7e_Gliederung_20_8" style:display-name="Vivid2~LT~Gliederung 8" style:family="paragraph" style:parent-style-name="Vivid2_7e_LT_7e_Gliederung_20_7" style:default-outline-level="">
      <style:paragraph-properties fo:margin-top="0in" fo:margin-bottom="0.0398in" loext:contextual-spacing="false"/>
      <style:text-properties fo:color="#000000"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vid2_7e_LT_7e_Gliederung_20_9" style:display-name="Vivid2~LT~Gliederung 9" style:family="paragraph" style:parent-style-name="Vivid2_7e_LT_7e_Gliederung_20_8" style:default-outline-level="">
      <style:paragraph-properties fo:margin-top="0in" fo:margin-bottom="0.0398in" loext:contextual-spacing="false"/>
      <style:text-properties fo:color="#000000"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vid2_7e_LT_7e_Titel" style:display-name="Vivid2~LT~Titel" style:family="paragraph" style:default-outline-level="">
      <style:paragraph-properties fo:text-align="start" style:justify-single-word="false" fo:orphans="2" fo:widows="2" style:writing-mode="lr-tb"/>
      <style:text-properties fo:color="#04617b" style:text-outline="false" style:text-line-through-style="none" style:text-line-through-type="none" style:font-name="Source Sans Pro Light" fo:font-family="'Source Sans Pro Light'" style:font-family-generic="roman" style:font-pitch="variable" fo:font-size="60pt" fo:font-style="normal" fo:text-shadow="none" style:text-underline-style="none" fo:font-weight="normal" style:letter-kerning="true" style:font-name-asian="DejaVu Sans1" style:font-family-asian="'DejaVu Sans'" style:font-family-generic-asian="system" style:font-pitch-asian="variable" style:font-size-asian="60pt" style:font-style-asian="normal" style:font-weight-asian="normal" style:font-name-complex="Liberation Sans1" style:font-family-complex="'Liberation Sans'" style:font-family-generic-complex="system" style:font-pitch-complex="variable" style:font-size-complex="12pt" style:text-emphasize="none"/>
    </style:style>
    <style:style style:name="Vivid2_7e_LT_7e_Untertitel" style:display-name="Vivid2~LT~Untertitel" style:family="paragraph" style:default-outline-level="">
      <style:paragraph-properties fo:text-align="center" style:justify-single-word="false" fo:orphans="2" fo:widows="2" style:writing-mode="lr-tb"/>
      <style:text-properties fo:color="#04617b" style:text-outline="false" style:text-line-through-style="none" style:text-line-through-type="none" style:font-name="Source Sans Pro Black" fo:font-family="'Source Sans Pro Black'" style:font-family-generic="roman" style:font-pitch="variable" fo:font-size="40pt" fo:font-style="normal" fo:text-shadow="none" style:text-underline-style="none" fo:font-weight="normal" style:letter-kerning="true" style:font-name-asian="DejaVu Sans1" style:font-family-asian="'DejaVu Sans'" style:font-family-generic-asian="system" style:font-pitch-asian="variable" style:font-size-asian="40pt" style:font-style-asian="normal" style:font-weight-asian="normal" style:font-name-complex="Liberation Sans1" style:font-family-complex="'Liberation Sans'" style:font-family-generic-complex="system" style:font-pitch-complex="variable" style:font-size-complex="12pt" style:text-emphasize="none"/>
    </style:style>
    <style:style style:name="Vivid2_7e_LT_7e_Notizen" style:display-name="Vivid2~LT~Notizen" style:family="paragraph" style:default-outline-level="">
      <style:paragraph-properties fo:margin-top="0in" fo:margin-bottom="0.0783in" loext:contextual-spacing="false" fo:line-height="110%" fo:text-align="start" style:justify-single-word="false" fo:orphans="2" fo:widows="2" style:writing-mode="lr-tb"/>
      <style:text-properties fo:color="#000000"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Vivid2_7e_LT_7e_Hintergrundobjekte" style:display-name="Vivid2~LT~Hintergrundobjekte" style:family="paragraph" style:default-outline-level="">
      <style:paragraph-properties fo:text-align="start" style:justify-single-word="false" fo:orphans="2" fo:widows="2" style:writing-mode="lr-tb"/>
      <style:text-properties fo:color="#484848" style:font-name="Source Sans Pro" fo:font-family="'Source Sans Pro'" style:font-family-generic="roman" style:font-pitch="variable" fo:font-size="24pt" style:letter-kerning="true" style:font-name-asian="DejaVu Sans1" style:font-family-asian="'DejaVu Sans'" style:font-family-generic-asian="system" style:font-pitch-asian="variable" style:font-size-asian="24pt" style:font-name-complex="Liberation Sans1" style:font-family-complex="'Liberation Sans'" style:font-family-generic-complex="system" style:font-pitch-complex="variable" style:font-size-complex="12pt"/>
    </style:style>
    <style:style style:name="Vivid2_7e_LT_7e_Hintergrund" style:display-name="Vivid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5T21:23:55.652530357</meta:creation-date>
    <dc:date>2019-03-05T20:39:03.480120517</dc:date>
    <meta:editing-duration>P2DT13H4M2S</meta:editing-duration>
    <meta:editing-cycles>13</meta:editing-cycles>
    <meta:generator>LibreOffice/6.0.7.3$Linux_X86_64 LibreOffice_project/00m0$Build-3</meta:generator>
    <meta:document-statistic meta:table-count="0" meta:image-count="0" meta:object-count="0" meta:page-count="1" meta:paragraph-count="12" meta:word-count="416" meta:character-count="2428" meta:non-whitespace-character-count="2014"/>
  </office:meta>
</office:document-meta>
</file>